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number-columns-repeated="7" table:default-cell-style-name="ce4"/>
        <table:table-row table:style-name="ro1"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 table:number-columns-repeated="2"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7.85" calcext:value-type="float">
            <text:p>47.85</text:p>
          </table:table-cell>
          <table:table-cell table:style-name="ce2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86.88" calcext:value-type="float">
            <text:p>86.8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8.82" calcext:value-type="float">
            <text:p>68.82</text:p>
          </table:table-cell>
          <table:table-cell table:style-name="ce2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86.18" calcext:value-type="float">
            <text:p>86.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85.38" calcext:value-type="float">
            <text:p>85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32" calcext:value-type="float">
            <text:p>83.32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8.33" calcext:value-type="float">
            <text:p>78.33</text:p>
          </table:table-cell>
          <table:table-cell table:style-name="ce2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4" calcext:value-type="float">
            <text:p>83.24</text:p>
          </table:table-cell>
          <table:table-cell table:style-name="ce2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22" calcext:value-type="float">
            <text:p>85.22</text:p>
          </table:table-cell>
          <table:table-cell table:style-name="ce2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1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/>
          <table:table-cell table:style-name="ce4"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8.173cm" svg:height="12.907cm" svg:x="25.39cm" svg:y="2.126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0:30:45.482576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7-23T10:31:49.588210597</dc:date>
    <meta:editing-duration>PT11H55M7S</meta:editing-duration>
    <meta:editing-cycles>7</meta:editing-cycles>
    <meta:document-statistic meta:table-count="2" meta:cell-count="1843" meta:object-count="3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174cm" svg:height="12.908cm" xlink:href=".." xlink:type="simple" chart:class="chart:line" chart:style-name="ch1">
        <chart:title svg:x="10.948cm" svg:y="0.394cm" chart:style-name="ch2">
          <text:p>retraining dataset size = 60000</text:p>
        </chart:title>
        <chart:legend chart:legend-position="end" svg:x="18.469cm" svg:y="3.221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574cm" svg:y="1.431cm" svg:width="16.332cm" svg:height="10.238cm">
          <chartooo:coordinate-region svg:x="2.195cm" svg:y="1.63cm" svg:width="15.06cm" svg:height="9.392cm"/>
          <chart:axis chart:dimension="x" chart:name="primary-x" chart:style-name="ch5" chartooo:axis-type="auto">
            <chartooo:date-scale/>
            <chart:title svg:x="7.817cm" svg:y="11.927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4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